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style:font-name-complex="Courier New2"/>
    </style:style>
    <style:style style:name="P2" style:family="paragraph" style:parent-style-name="Standard">
      <style:text-properties style:font-name="Courier New" fo:font-weight="bold" style:font-weight-asian="bold" style:font-name-complex="Courier New2" style:font-weight-complex="bold"/>
    </style:style>
    <style:style style:name="P3" style:family="paragraph" style:parent-style-name="Plain_20_Text">
      <style:text-properties style:font-name="Courier New" style:font-name-complex="Courier New2"/>
    </style:style>
    <style:style style:name="P4" style:family="paragraph" style:parent-style-name="Plain_20_Text">
      <style:paragraph-properties fo:text-align="justify" style:justify-single-word="false"/>
      <style:text-properties style:font-name="Courier New" style:font-name-complex="Courier New2"/>
    </style:style>
    <style:style style:name="P5" style:family="paragraph" style:parent-style-name="Plain_20_Text" style:list-style-name="WWNum2"/>
    <style:style style:name="P6" style:family="paragraph" style:parent-style-name="Plain_20_Text" style:list-style-name="WWNum6"/>
    <style:style style:name="P7" style:family="paragraph" style:parent-style-name="Plain_20_Text" style:list-style-name="WWNum19"/>
    <style:style style:name="P8" style:family="paragraph" style:parent-style-name="Plain_20_Text" style:list-style-name="WWNum20"/>
    <style:style style:name="P9" style:family="paragraph" style:parent-style-name="Plain_20_Text" style:list-style-name="WWNum21"/>
    <style:style style:name="P10" style:family="paragraph" style:parent-style-name="Plain_20_Text" style:list-style-name="WWNum22"/>
    <style:style style:name="P11" style:family="paragraph" style:parent-style-name="Plain_20_Text" style:list-style-name="WWNum24"/>
    <style:style style:name="P12" style:family="paragraph" style:parent-style-name="Plain_20_Text" style:list-style-name="WWNum27"/>
    <style:style style:name="P13" style:family="paragraph" style:parent-style-name="Plain_20_Text" style:list-style-name="WWNum26"/>
    <style:style style:name="P14" style:family="paragraph" style:parent-style-name="Plain_20_Text" style:list-style-name="WWNum28"/>
    <style:style style:name="P15" style:family="paragraph" style:parent-style-name="Plain_20_Text" style:list-style-name="WWNum29"/>
    <style:style style:name="P16" style:family="paragraph" style:parent-style-name="Plain_20_Text" style:list-style-name="WWNum30"/>
    <style:style style:name="P17" style:family="paragraph" style:parent-style-name="Plain_20_Text" style:list-style-name="WWNum31"/>
    <style:style style:name="P18" style:family="paragraph" style:parent-style-name="Plain_20_Text" style:list-style-name="WWNum32"/>
    <style:style style:name="P19" style:family="paragraph" style:parent-style-name="Plain_20_Text" style:list-style-name="WWNum34"/>
    <style:style style:name="P20" style:family="paragraph" style:parent-style-name="Plain_20_Text">
      <style:paragraph-properties fo:margin-left="0.5in" fo:margin-right="0in" fo:text-indent="0in" style:auto-text-indent="false"/>
      <style:text-properties style:font-name="Courier New" style:font-name-complex="Courier New2"/>
    </style:style>
    <style:style style:name="P21" style:family="paragraph" style:parent-style-name="Plain_20_Text" style:list-style-name="WWNum18">
      <style:paragraph-properties fo:margin-left="0.5209in" fo:margin-right="0in" fo:text-indent="0in" style:auto-text-indent="false"/>
    </style:style>
    <style:style style:name="P22" style:family="paragraph" style:parent-style-name="Plain_20_Text">
      <style:paragraph-properties fo:margin-left="1.0209in" fo:margin-right="0in" fo:text-indent="0in" style:auto-text-indent="false"/>
      <style:text-properties style:font-name="Courier New" style:font-name-complex="Courier New2"/>
    </style:style>
    <style:style style:name="P23" style:family="paragraph" style:parent-style-name="Plain_20_Text">
      <style:paragraph-properties fo:margin-left="0.2602in" fo:margin-right="0in" fo:text-indent="0in" style:auto-text-indent="false"/>
      <style:text-properties style:font-name="Courier New" fo:font-weight="bold" style:font-weight-asian="bold" style:font-name-complex="Courier New2" style:font-weight-complex="bold"/>
    </style:style>
    <style:style style:name="P24" style:family="paragraph" style:parent-style-name="Plain_20_Text" style:master-page-name="Standard">
      <style:paragraph-properties fo:text-align="justify" style:justify-single-word="false" style:page-number="auto"/>
    </style:style>
    <style:style style:name="P25" style:family="paragraph" style:parent-style-name="List_20_Paragraph">
      <style:text-properties style:font-name="Courier New" style:font-name-complex="Courier New2"/>
    </style:style>
    <style:style style:name="T1" style:family="text">
      <style:text-properties style:font-name="Courier New" style:font-name-complex="Courier New2"/>
    </style:style>
    <style:style style:name="T2" style:family="text">
      <style:text-properties style:font-name="Courier New" fo:font-weight="bold" style:font-weight-asian="bold" style:font-name-complex="Courier New2"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1">For this assignment, write queries using SQL to acquire data about customers, vendors, products, and employees in a fictitious sales database. These queries will cover many of the core aspects of writing SQL to produce data for reporting and analyzing information. There may be multiple ways to produce the same results, but ensure you are returning the requested fields.</text:span></text:p>
      <text:p text:style-name="P4"/>
      <text:p text:style-name="Plain_20_Text"><text:span text:style-name="T1">Using the Sales Orders database, complete the queries below. </text:span></text:p>
      <text:p text:style-name="P3"/>
      <text:list xml:id="list6325604525154461668" text:style-name="WWNum2">
        <text:list-item>
          <text:p text:style-name="P5"><text:span text:style-name="T2">Show all the information on our customers</text:span><text:span text:style-name="T1">.</text:span></text:p>
        </text:list-item>
      </text:list>
      <text:p text:style-name="P20"/>
      <text:list xml:id="list7278346821689978203" text:style-name="WWNum6">
        <text:list-item>
          <text:p text:style-name="P6"><text:span text:style-name="T1">Query: SELECT * FROM customers</text:span></text:p>
        </text:list-item>
      </text:list>
      <text:p text:style-name="P20"/>
      <text:list xml:id="list23699917" text:continue-numbering="true" text:style-name="WWNum6">
        <text:list-item>
          <text:p text:style-name="P6"><text:span text:style-name="T1">Columns: customerid, custfirstname, custlastname, custstreetaddress, custcity, custstate, custzipcode, custareacode, custphonenumber </text:span></text:p>
        </text:list-item>
      </text:list>
      <text:p text:style-name="P20"/>
      <text:list xml:id="list23698982" text:continue-numbering="true" text:style-name="WWNum6">
        <text:list-item>
          <text:p text:style-name="P6"><text:span text:style-name="T1">Expected Row Count: 28</text:span></text:p>
        </text:list-item>
      </text:list>
      <text:p text:style-name="P20"/>
      <text:list xml:id="list23697859" text:continue-numbering="true" text:style-name="WWNum6">
        <text:list-item>
          <text:p text:style-name="P6"><text:span text:style-name="T1">Screenshot: #1</text:span></text:p>
        </text:list-item>
      </text:list>
      <text:p text:style-name="P25"/>
      <text:list xml:id="list23691108" text:continue-list="list6325604525154461668" text:style-name="WWNum2">
        <text:list-item>
          <text:p text:style-name="P5"><text:span text:style-name="T2">Show a list of states, in reverse alphabetical order, where our vendors are located, and include the names of the vendor.</text:span></text:p>
        </text:list-item>
      </text:list>
      <text:p text:style-name="P3"/>
      <text:list xml:id="list9205018712538660593" text:style-name="WWNum18">
        <text:list-item>
          <text:p text:style-name="P21"><text:span text:style-name="T1">Query: SELECT vendname, vendstate FROM vendors ORDER BY (vendstate) DESC</text:span></text:p>
        </text:list-item>
      </text:list>
      <text:p text:style-name="P22"/>
      <text:list xml:id="list23692743" text:continue-numbering="true" text:style-name="WWNum18">
        <text:list-item>
          <text:p text:style-name="P21"><text:span text:style-name="T1">Columns: vendname, vendstate</text:span></text:p>
        </text:list-item>
      </text:list>
      <text:p text:style-name="P22"/>
      <text:list xml:id="list23677626" text:continue-numbering="true" text:style-name="WWNum18">
        <text:list-item>
          <text:p text:style-name="P21"><text:span text:style-name="T1">Expected Row Count: 11</text:span></text:p>
        </text:list-item>
      </text:list>
      <text:p text:style-name="P22"/>
      <text:list xml:id="list23673277" text:continue-numbering="true" text:style-name="WWNum18">
        <text:list-item>
          <text:p text:style-name="P21"><text:span text:style-name="T1">Screenshot: #2</text:span></text:p>
        </text:list-item>
      </text:list>
      <text:p text:style-name="P23"/>
      <text:list xml:id="list23699598" text:continue-list="list23691108" text:style-name="WWNum2">
        <text:list-item>
          <text:p text:style-name="P5"><text:span text:style-name="T2">What if we adjusted the retail price of each product by increasing it 7 percent?</text:span></text:p>
        </text:list-item>
      </text:list>
      <text:p text:style-name="P23"/>
      <text:list xml:id="list1243903874458720230" text:style-name="WWNum19">
        <text:list-item>
          <text:p text:style-name="P7"><text:span text:style-name="T1">Query: UPDATE products SET retailprice = retailprice * 1.07</text:span></text:p>
          <text:p text:style-name="P7"><text:span text:style-name="T1">SELECT productname, retailprice FROM products</text:span></text:p>
        </text:list-item>
      </text:list>
      <text:p text:style-name="P22"/>
      <text:list xml:id="list23676988" text:continue-numbering="true" text:style-name="WWNum19">
        <text:list-item>
          <text:p text:style-name="P7"><text:span text:style-name="T1">Columns: productname, retailprice</text:span></text:p>
        </text:list-item>
      </text:list>
      <text:p text:style-name="P22"/>
      <text:list xml:id="list23696830" text:continue-numbering="true" text:style-name="WWNum19">
        <text:list-item>
          <text:p text:style-name="P7"><text:span text:style-name="T1">Expected Row Count: 40</text:span></text:p>
        </text:list-item>
      </text:list>
      <text:p text:style-name="P22"/>
      <text:list xml:id="list23696581" text:continue-numbering="true" text:style-name="WWNum19">
        <text:list-item>
          <text:p text:style-name="P7"><text:span text:style-name="T1">Screenshot: #3</text:span></text:p>
        </text:list-item>
      </text:list>
      <text:p text:style-name="P23"/>
      <text:list xml:id="list23691642" text:continue-list="list23699598" text:style-name="WWNum2">
        <text:list-item>
          <text:p text:style-name="P5"><text:span text:style-name="T2">Show a list of orders made by each customer in ascending date order.</text:span></text:p>
        </text:list-item>
      </text:list>
      <text:p text:style-name="P3"/>
      <text:list xml:id="list6730905771484666201" text:style-name="WWNum20">
        <text:list-item>
          <text:p text:style-name="P8"><text:span text:style-name="T1">Query:SELECT CONCAT(customers.custfirstname, ' ', customers.custlastname) As customer, orders.orderdate, orders.customerid, orders.ordertotal <text:s/>FROM customers</text:span></text:p>
          <text:p text:style-name="P8"><text:span text:style-name="T1">JOIN orders ON customers.customerid = orders.customerid</text:span></text:p>
          <text:p text:style-name="P8"><text:span text:style-name="T1">ORDER BY (orderdate)ASC</text:span></text:p>
        </text:list-item>
      </text:list>
      <text:p text:style-name="P22"/>
      <text:list xml:id="list23682227" text:continue-numbering="true" text:style-name="WWNum20">
        <text:list-item>
          <text:p text:style-name="P8"><text:soft-page-break/><text:span text:style-name="T1">Columns: customer, orderdate, customerid, ordertotal</text:span></text:p>
        </text:list-item>
      </text:list>
      <text:p text:style-name="P22"/>
      <text:list xml:id="list23694068" text:continue-numbering="true" text:style-name="WWNum20">
        <text:list-item>
          <text:p text:style-name="P8"><text:span text:style-name="T1">Expected Row Count: 944</text:span></text:p>
        </text:list-item>
      </text:list>
      <text:p text:style-name="P22"/>
      <text:list xml:id="list23696554" text:continue-numbering="true" text:style-name="WWNum20">
        <text:list-item>
          <text:p text:style-name="P8"><text:span text:style-name="T1">Screenshot: #4</text:span></text:p>
        </text:list-item>
      </text:list>
      <text:p text:style-name="P25"/>
      <text:list xml:id="list23690633" text:continue-list="list23691642" text:style-name="WWNum2">
        <text:list-item>
          <text:p text:style-name="P5"><text:span text:style-name="T2">Give the names of all vendors based in Albany, Anchorage, and Dallas.</text:span></text:p>
        </text:list-item>
      </text:list>
      <text:p text:style-name="P3"/>
      <text:list xml:id="list6453958685463632511" text:style-name="WWNum21">
        <text:list-item>
          <text:p text:style-name="P9"><text:span text:style-name="T1">Query: SELECT vendname, vendcity FROM vendors WHERE vendcity LIKE '%Albany%' OR vendcity LIKE '%Anchorage%' OR vendcity LIKE '%Dallas%'</text:span></text:p>
        </text:list-item>
      </text:list>
      <text:p text:style-name="P22"/>
      <text:list xml:id="list23701144" text:continue-numbering="true" text:style-name="WWNum21">
        <text:list-item>
          <text:p text:style-name="P9"><text:span text:style-name="T1">Columns: vendname, vendcity </text:span></text:p>
        </text:list-item>
      </text:list>
      <text:p text:style-name="P22"/>
      <text:list xml:id="list23682905" text:continue-numbering="true" text:style-name="WWNum21">
        <text:list-item>
          <text:p text:style-name="P9"><text:span text:style-name="T1">Expected Row Count: 3</text:span></text:p>
        </text:list-item>
      </text:list>
      <text:p text:style-name="P22"/>
      <text:list xml:id="list23673976" text:continue-numbering="true" text:style-name="WWNum21">
        <text:list-item>
          <text:p text:style-name="P9"><text:span text:style-name="T1">Screenshot: #5</text:span></text:p>
        </text:list-item>
      </text:list>
      <text:p text:style-name="P3"/>
      <text:list xml:id="list23684451" text:continue-list="list23690633" text:style-name="WWNum2">
        <text:list-item>
          <text:p text:style-name="P5"><text:span text:style-name="T2">Show an alphabetized list of products with a quantity on hand greater than or equal to 30.</text:span></text:p>
        </text:list-item>
      </text:list>
      <text:p text:style-name="P3"/>
      <text:list xml:id="list2113349468086403641" text:style-name="WWNum22">
        <text:list-item>
          <text:p text:style-name="P10"><text:span text:style-name="T1">Query: SELECT * FROM products WHERE quantityonhand &gt;= 30 ORDER BY (productname) ASC</text:span></text:p>
        </text:list-item>
      </text:list>
      <text:p text:style-name="P22"/>
      <text:list xml:id="list23684731" text:continue-numbering="true" text:style-name="WWNum22">
        <text:list-item>
          <text:p text:style-name="P10"><text:span text:style-name="T1">Columns: productnumber, productname, productdescription, retailprice, quantityonhand, categoryid</text:span></text:p>
        </text:list-item>
      </text:list>
      <text:p text:style-name="P22"/>
      <text:list xml:id="list23689623" text:continue-numbering="true" text:style-name="WWNum22">
        <text:list-item>
          <text:p text:style-name="P10"><text:span text:style-name="T1">Expected Row Count: 9</text:span></text:p>
        </text:list-item>
      </text:list>
      <text:p text:style-name="P22"/>
      <text:list xml:id="list23699276" text:continue-numbering="true" text:style-name="WWNum22">
        <text:list-item>
          <text:p text:style-name="P10"><text:span text:style-name="T1">Screenshot: #6</text:span></text:p>
        </text:list-item>
      </text:list>
      <text:p text:style-name="P23"/>
      <text:list xml:id="list23685766" text:continue-list="list23684451" text:style-name="WWNum2">
        <text:list-item>
          <text:p text:style-name="P5"><text:span text:style-name="T2">What vendors do we work with that don’t have an email address?</text:span></text:p>
        </text:list-item>
      </text:list>
      <text:p text:style-name="P3"/>
      <text:list xml:id="list2735384701385393361" text:style-name="WWNum24">
        <text:list-item>
          <text:p text:style-name="P11"><text:span text:style-name="T1">Query: SELECT vendname, vendemailaddress FROM vendors WHERE vendemailaddress IS NULL</text:span></text:p>
        </text:list-item>
      </text:list>
      <text:p text:style-name="P22"/>
      <text:list xml:id="list23693180" text:continue-numbering="true" text:style-name="WWNum24">
        <text:list-item>
          <text:p text:style-name="P11"><text:span text:style-name="T1">Columns: vendname, vendemailaddress </text:span></text:p>
        </text:list-item>
      </text:list>
      <text:p text:style-name="P22"/>
      <text:list xml:id="list23681435" text:continue-numbering="true" text:style-name="WWNum24">
        <text:list-item>
          <text:p text:style-name="P11"><text:span text:style-name="T1">Expected Row Count: 5</text:span></text:p>
        </text:list-item>
      </text:list>
      <text:p text:style-name="P22"/>
      <text:list xml:id="list23673194" text:continue-numbering="true" text:style-name="WWNum24">
        <text:list-item>
          <text:p text:style-name="P11"><text:span text:style-name="T1">Screenshot: #7<text:line-break/></text:span></text:p>
        </text:list-item>
      </text:list>
      <text:list xml:id="list23684098" text:continue-list="list23685766" text:style-name="WWNum2">
        <text:list-item>
          <text:p text:style-name="P5"><text:span text:style-name="T2">List employees and the dates their orders shipped sorted by order date.</text:span></text:p>
        </text:list-item>
      </text:list>
      <text:p text:style-name="P3"/>
      <text:list xml:id="list3866380913405866059" text:style-name="WWNum27">
        <text:list-item>
          <text:p text:style-name="P12"><text:span text:style-name="T1">Query: SELECT CONCAT(empfirstname, ' ', employees.emplastname) AS employees, orders.orderdate, orders.shipdate FROM employees</text:span></text:p>
          <text:p text:style-name="P12"><text:span text:style-name="T1">JOIN orders ON employees.employeeid = orders.employeeid ORDER BY (orders.orderdate) ASC</text:span></text:p>
        </text:list-item>
      </text:list>
      <text:p text:style-name="P22"/>
      <text:list xml:id="list23683333" text:continue-numbering="true" text:style-name="WWNum27">
        <text:list-item>
          <text:p text:style-name="P12"><text:span text:style-name="T1">Columns: employee, orderdate, shipdate</text:span></text:p>
        </text:list-item>
      </text:list>
      <text:p text:style-name="P22"/>
      <text:list xml:id="list23700361" text:continue-numbering="true" text:style-name="WWNum27">
        <text:list-item>
          <text:p text:style-name="P12"><text:span text:style-name="T1">Expected Row Count: 944</text:span></text:p>
        </text:list-item>
      </text:list>
      <text:p text:style-name="P22"/>
      <text:list xml:id="list23682947" text:continue-numbering="true" text:style-name="WWNum27">
        <text:list-item>
          <text:p text:style-name="P12"><text:soft-page-break/><text:span text:style-name="T1">Screenshot: #8</text:span></text:p>
        </text:list-item>
      </text:list>
      <text:p text:style-name="P2"/>
      <text:list xml:id="list23679092" text:continue-list="list23684098" text:style-name="WWNum2">
        <text:list-item>
          <text:p text:style-name="P5"><text:span text:style-name="T2">Show the vendors and products they supply to us for products over $75 for vendors in Texas. </text:span></text:p>
        </text:list-item>
      </text:list>
      <text:p text:style-name="P3"/>
      <text:list xml:id="list7991813337769497142" text:style-name="WWNum26">
        <text:list-item>
          <text:p text:style-name="P13"><text:span text:style-name="T1">Query: SELECT vendors.vendname, vendors.vendstate, products.productname, products.retailprice FROM vendors, products </text:span></text:p>
        </text:list-item>
        <text:list-item>
          <text:p text:style-name="P13"><text:span text:style-name="T1">WHERE products.retailprice &gt; 75 AND vendors.vendstate = 'TX'</text:span></text:p>
        </text:list-item>
      </text:list>
      <text:p text:style-name="P22"/>
      <text:list xml:id="list23675056" text:continue-numbering="true" text:style-name="WWNum26">
        <text:list-item>
          <text:p text:style-name="P13"><text:span text:style-name="T1">Columns: vendname, vendstate, productname, retailprice </text:span></text:p>
        </text:list-item>
      </text:list>
      <text:p text:style-name="P22"/>
      <text:list xml:id="list23679430" text:continue-numbering="true" text:style-name="WWNum26">
        <text:list-item>
          <text:p text:style-name="P13"><text:span text:style-name="T1">Expected Row Count: 32</text:span></text:p>
        </text:list-item>
      </text:list>
      <text:p text:style-name="P22"/>
      <text:list xml:id="list23672930" text:continue-numbering="true" text:style-name="WWNum26">
        <text:list-item>
          <text:p text:style-name="P13"><text:span text:style-name="T1">Screenshot: #9</text:span></text:p>
        </text:list-item>
      </text:list>
      <text:p text:style-name="P3"/>
      <text:list xml:id="list23673187" text:continue-list="list23679092" text:style-name="WWNum2">
        <text:list-item>
          <text:p text:style-name="P5"><text:span text:style-name="T2">Show employees who live in the same city and state as our vendors.</text:span></text:p>
        </text:list-item>
      </text:list>
      <text:p text:style-name="P3"/>
      <text:list xml:id="list6610920021242240079" text:style-name="WWNum28">
        <text:list-item>
          <text:p text:style-name="P14"><text:span text:style-name="T1">Query: SELECT CONCAT(employees.empfirstname, ' ', employees.emplastname) AS employee, vendors.vendname, CONCAT(vendors.vendcity, ', ',vendors.vendstate)</text:span></text:p>
        </text:list-item>
        <text:list-item>
          <text:p text:style-name="P14"><text:span text:style-name="T1">AS city_state FROM employees JOIN vendors ON CONCAT(vendors.vendcity, ', ', vendors.vendstate) = CONCAT(employees.empcity, ', ', employees.empstate)</text:span></text:p>
        </text:list-item>
      </text:list>
      <text:p text:style-name="P22"/>
      <text:list xml:id="list23679118" text:continue-numbering="true" text:style-name="WWNum28">
        <text:list-item>
          <text:p text:style-name="P14"><text:span text:style-name="T1">Columns: employee, vendname, city_state</text:span></text:p>
        </text:list-item>
      </text:list>
      <text:p text:style-name="P22"/>
      <text:list xml:id="list23679608" text:continue-numbering="true" text:style-name="WWNum28">
        <text:list-item>
          <text:p text:style-name="P14"><text:span text:style-name="T1">Expected Row Count: 2</text:span></text:p>
        </text:list-item>
      </text:list>
      <text:p text:style-name="P22"/>
      <text:list xml:id="list23688363" text:continue-numbering="true" text:style-name="WWNum28">
        <text:list-item>
          <text:p text:style-name="P14"><text:span text:style-name="T1">Screenshot:#10</text:span></text:p>
        </text:list-item>
      </text:list>
      <text:p text:style-name="P25"/>
      <text:list xml:id="list23681964" text:continue-list="list23673187" text:style-name="WWNum2">
        <text:list-item>
          <text:p text:style-name="P5"><text:span text:style-name="T2">Display customers who have no sales rep (employees) in the same state.</text:span></text:p>
        </text:list-item>
      </text:list>
      <text:p text:style-name="P3"/>
      <text:list xml:id="list931346297797842351" text:style-name="WWNum29">
        <text:list-item>
          <text:p text:style-name="P15"><text:span text:style-name="T1">Query: SELECT CONCAT(customers.custfirstname, ' ', customers.custlastname) AS customer, customers.custstate FROM customers LEFT JOIN employees ON customers.custstate = employees.empstate</text:span></text:p>
          <text:p text:style-name="P15"><text:span text:style-name="T1">WHERE employees.empstate IS NULL</text:span></text:p>
        </text:list-item>
      </text:list>
      <text:p text:style-name="P22"/>
      <text:list xml:id="list23702928" text:continue-numbering="true" text:style-name="WWNum29">
        <text:list-item>
          <text:p text:style-name="P15"><text:span text:style-name="T1">Columns: customer, custstate</text:span></text:p>
        </text:list-item>
      </text:list>
      <text:p text:style-name="P22"/>
      <text:list xml:id="list23696414" text:continue-numbering="true" text:style-name="WWNum29">
        <text:list-item>
          <text:p text:style-name="P15"><text:span text:style-name="T1">Expected Row Count: 11</text:span></text:p>
        </text:list-item>
      </text:list>
      <text:p text:style-name="P22"/>
      <text:list xml:id="list23673079" text:continue-numbering="true" text:style-name="WWNum29">
        <text:list-item>
          <text:p text:style-name="P15"><text:span text:style-name="T1">Screenshot:#11</text:span></text:p>
        </text:list-item>
      </text:list>
      <text:p text:style-name="P25"/>
      <text:list xml:id="list23673170" text:continue-list="list23681964" text:style-name="WWNum2">
        <text:list-item>
          <text:p text:style-name="P5"><text:span text:style-name="T2">What is the average quoted price of a helmet?</text:span></text:p>
        </text:list-item>
      </text:list>
      <text:p text:style-name="P1"/>
      <text:list xml:id="list8587826812364489543" text:style-name="WWNum30">
        <text:list-item>
          <text:p text:style-name="P16"><text:span text:style-name="T1">Query: Select AVG(retailprice) AS average_price FROM products WHERE categoryid = 1 AND productname LIKE '%Helmet%'</text:span></text:p>
        </text:list-item>
      </text:list>
      <text:p text:style-name="P22"/>
      <text:list xml:id="list23675454" text:continue-numbering="true" text:style-name="WWNum30">
        <text:list-item>
          <text:p text:style-name="P16"><text:span text:style-name="T1">Columns: average_price</text:span></text:p>
        </text:list-item>
      </text:list>
      <text:p text:style-name="P22"><text:soft-page-break/></text:p>
      <text:list xml:id="list23676273" text:continue-numbering="true" text:style-name="WWNum30">
        <text:list-item>
          <text:p text:style-name="P16"><text:span text:style-name="T1">Expected Row Count: 1</text:span></text:p>
        </text:list-item>
      </text:list>
      <text:p text:style-name="P22"/>
      <text:list xml:id="list23686696" text:continue-numbering="true" text:style-name="WWNum30">
        <text:list-item>
          <text:p text:style-name="P16"><text:span text:style-name="T1">Screenshot:#12</text:span></text:p>
        </text:list-item>
      </text:list>
      <text:p text:style-name="P3"/>
      <text:list xml:id="list23689344" text:continue-list="list23673170" text:style-name="WWNum2">
        <text:list-item>
          <text:p text:style-name="P5"><text:span text:style-name="T2">What was the date of the earliest ship date?</text:span></text:p>
        </text:list-item>
      </text:list>
      <text:p text:style-name="P25"/>
      <text:list xml:id="list6652519761277045869" text:style-name="WWNum31">
        <text:list-item>
          <text:p text:style-name="P17"><text:span text:style-name="T1">Query: SELECT MIN (shipdate) AS earliest_ship FROM orders</text:span></text:p>
        </text:list-item>
      </text:list>
      <text:p text:style-name="P22"/>
      <text:list xml:id="list23673257" text:continue-numbering="true" text:style-name="WWNum31">
        <text:list-item>
          <text:p text:style-name="P17"><text:span text:style-name="T1">Columns: earliest_ship</text:span></text:p>
        </text:list-item>
      </text:list>
      <text:p text:style-name="P22"/>
      <text:list xml:id="list23678091" text:continue-numbering="true" text:style-name="WWNum31">
        <text:list-item>
          <text:p text:style-name="P17"><text:span text:style-name="T1">Expected Row Count: 1</text:span></text:p>
        </text:list-item>
      </text:list>
      <text:p text:style-name="P22"/>
      <text:list xml:id="list23686142" text:continue-numbering="true" text:style-name="WWNum31">
        <text:list-item>
          <text:p text:style-name="P17"><text:span text:style-name="T1">Screenshot:</text:span></text:p>
        </text:list-item>
      </text:list>
      <text:p text:style-name="P3"/>
      <text:list xml:id="list23671756" text:continue-list="list23689344" text:style-name="WWNum2">
        <text:list-item>
          <text:p text:style-name="P5"><text:span text:style-name="T2">What is the total amount (in dollars) of orders from the state of Oregon?</text:span></text:p>
        </text:list-item>
      </text:list>
      <text:p text:style-name="P25"/>
      <text:list xml:id="list4138698301021156984" text:style-name="WWNum32">
        <text:list-item>
          <text:p text:style-name="P18"><text:span text:style-name="T1">Query: SELECT SUM(ordertotal) FROM orders LEFT JOIN customers ON customers.customerid = orders.customerid WHERE customers.custstate = 'OR'</text:span></text:p>
        </text:list-item>
      </text:list>
      <text:p text:style-name="P22"/>
      <text:list xml:id="list23699107" text:continue-numbering="true" text:style-name="WWNum32">
        <text:list-item>
          <text:p text:style-name="P18"><text:span text:style-name="T1">Columns: sum </text:span></text:p>
        </text:list-item>
      </text:list>
      <text:p text:style-name="P22"/>
      <text:list xml:id="list23673168" text:continue-numbering="true" text:style-name="WWNum32">
        <text:list-item>
          <text:p text:style-name="P18"><text:span text:style-name="T1">Expected Row Count: 1 </text:span></text:p>
        </text:list-item>
      </text:list>
      <text:p text:style-name="P22"/>
      <text:list xml:id="list23704039" text:continue-numbering="true" text:style-name="WWNum32">
        <text:list-item>
          <text:p text:style-name="P18"><text:span text:style-name="T1">Screenshot: #14</text:span></text:p>
        </text:list-item>
      </text:list>
      <text:p text:style-name="P3"/>
      <text:list xml:id="list23699386" text:continue-list="list23671756" text:style-name="WWNum2">
        <text:list-item>
          <text:p text:style-name="P5"><text:span text:style-name="T2">Show each employee, the employee’s total sales (in dollars), the employee’s total sales item quantity, and the average item sales price ordered by the employee’s average item sales price highest to lowest.</text:span></text:p>
        </text:list-item>
      </text:list>
      <text:p text:style-name="P25"><text:bookmark text:name="Bookmark"/></text:p>
      <text:list xml:id="list5397161005130822531" text:style-name="WWNum34">
        <text:list-item>
          <text:p text:style-name="P19"><text:span text:style-name="T1">Query: SELECT CONCAT(employees.empfirstname, ' ', employees.emplastname) AS employee, SUM(orders.ordertotal) AS total_sales,</text:span></text:p>
          <text:p text:style-name="P19"><text:span text:style-name="T1">COUNT (employees.employeeid = orders.employeeid) AS item_quantity, AVG(orders.ordertotal) AS average_price</text:span></text:p>
          <text:p text:style-name="P19"><text:span text:style-name="T1">FROM employees LEFT JOIN orders ON employees.employeeid = orders.employeeid GROUP BY (employee) ORDER BY (average_price)DESC</text:span></text:p>
        </text:list-item>
      </text:list>
      <text:p text:style-name="P22"/>
      <text:list xml:id="list23690028" text:continue-numbering="true" text:style-name="WWNum34">
        <text:list-item>
          <text:p text:style-name="P19"><text:span text:style-name="T1">Columns: employee, total_sales, item_quantity, average_price </text:span></text:p>
        </text:list-item>
      </text:list>
      <text:p text:style-name="P22"/>
      <text:list xml:id="list23672583" text:continue-numbering="true" text:style-name="WWNum34">
        <text:list-item>
          <text:p text:style-name="P19"><text:span text:style-name="T1">Expected Row Count: 9</text:span></text:p>
        </text:list-item>
      </text:list>
      <text:p text:style-name="P22"/>
      <text:list xml:id="list23699988" text:continue-numbering="true" text:style-name="WWNum34">
        <text:list-item>
          <text:p text:style-name="P19"><text:span text:style-name="T1">Screenshot: #15</text:span></text:p>
        </text:list-item>
      </text:list>
      <text:p text:style-name="P3"/>
      <text:p text:style-name="Plain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lain_20_Text" style:display-name="Plain Text" style:family="paragraph" style:parent-style-name="Standard" style:default-outline-level="" style:list-style-name="">
      <style:paragraph-properties fo:margin-top="0in" fo:margin-bottom="0in" fo:line-height="100%"/>
      <style:text-properties style:font-name="Consolas" fo:font-size="10.5pt" style:font-size-asian="10.5pt" style:font-size-complex="10.5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Plain_20_Text_20_Char" style:display-name="Plain Text Char" style:family="text" style:parent-style-name="Default_20_Paragraph_20_Font">
      <style:text-properties style:font-name="Consolas" fo:font-size="10.5pt" style:font-size-asian="10.5pt" style:font-size-complex="10.5pt"/>
    </style:style>
    <style:style style:name="ListLabel_20_1" style:display-name="ListLabel 1" style:family="text">
      <style:text-properties fo:font-weight="bold" style:font-weight-asian="bold" style:font-weight-complex="bold"/>
    </style:style>
    <style:style style:name="ListLabel_20_2" style:display-name="ListLabel 2" style:family="text">
      <style:text-properties style:font-name-complex="Courier New2"/>
    </style:style>
    <style:style style:name="ListLabel_20_3" style:display-name="ListLabel 3" style:family="text">
      <style:text-properties fo:font-weight="normal" style:font-weight-asian="normal" style:font-weight-complex="normal"/>
    </style:style>
    <style:style style:name="ListLabel_20_4" style:display-name="ListLabel 4"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2602in" fo:margin-left="0.260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2602in" fo:margin-left="0.510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3" style:num-suffix=")" style:num-format="a">
        <style:list-level-properties text:list-level-position-and-space-mode="label-alignment">
          <style:list-level-label-alignment text:label-followed-by="listtab" fo:text-indent="-0.2602in" fo:margin-left="0.260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3" style:num-suffix=")" style:num-format="a">
        <style:list-level-properties text:list-level-position-and-space-mode="label-alignment">
          <style:list-level-label-alignment text:label-followed-by="listtab" fo:text-indent="-0.2602in" fo:margin-left="0.5209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010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10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010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102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0102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102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0102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3" style:num-suffix=")" style:num-format="a">
        <style:list-level-properties text:list-level-position-and-space-mode="label-alignment">
          <style:list-level-label-alignment text:label-followed-by="listtab" fo:text-indent="-0.2602in" fo:margin-left="0.5209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010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10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010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102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0102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102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0102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3" style:num-suffix=")" style:num-format="a">
        <style:list-level-properties text:list-level-position-and-space-mode="label-alignment">
          <style:list-level-label-alignment text:label-followed-by="listtab" fo:text-indent="-0.2602in" fo:margin-left="0.5209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010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10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010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102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0102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102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0102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3" style:num-suffix=")" style:num-format="a">
        <style:list-level-properties text:list-level-position-and-space-mode="label-alignment">
          <style:list-level-label-alignment text:label-followed-by="listtab" fo:text-indent="-0.2602in" fo:margin-left="0.5209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010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10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010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102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0102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102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0102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3" style:num-suffix=")" style:num-format="a">
        <style:list-level-properties text:list-level-position-and-space-mode="label-alignment">
          <style:list-level-label-alignment text:label-followed-by="listtab" fo:text-indent="-0.2602in" fo:margin-left="0.5209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010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10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010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102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0102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102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0102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3" style:num-suffix=")" style:num-format="a">
        <style:list-level-properties text:list-level-position-and-space-mode="label-alignment">
          <style:list-level-label-alignment text:label-followed-by="listtab" fo:text-indent="-0.2602in" fo:margin-left="0.5209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010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10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010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102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0102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102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0102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3" style:num-suffix=")" style:num-format="a">
        <style:list-level-properties text:list-level-position-and-space-mode="label-alignment">
          <style:list-level-label-alignment text:label-followed-by="listtab" fo:text-indent="-0.2602in" fo:margin-left="0.5209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010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10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010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102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0102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102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0102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3" style:num-suffix=")" style:num-format="a">
        <style:list-level-properties text:list-level-position-and-space-mode="label-alignment">
          <style:list-level-label-alignment text:label-followed-by="listtab" fo:text-indent="-0.2602in" fo:margin-left="0.5209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010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10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010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102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0102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102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0102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3" style:num-suffix=")" style:num-format="a">
        <style:list-level-properties text:list-level-position-and-space-mode="label-alignment">
          <style:list-level-label-alignment text:label-followed-by="listtab" fo:text-indent="-0.2602in" fo:margin-left="0.5209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010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10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010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102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0102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102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0102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3" style:num-suffix=")" style:num-format="a">
        <style:list-level-properties text:list-level-position-and-space-mode="label-alignment">
          <style:list-level-label-alignment text:label-followed-by="listtab" fo:text-indent="-0.2602in" fo:margin-left="0.5209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010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10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010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102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0102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102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0102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3" style:num-suffix=")" style:num-format="a">
        <style:list-level-properties text:list-level-position-and-space-mode="label-alignment">
          <style:list-level-label-alignment text:label-followed-by="listtab" fo:text-indent="-0.2602in" fo:margin-left="0.5209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010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10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010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102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0102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102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0102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3" style:num-suffix=")" style:num-format="a">
        <style:list-level-properties text:list-level-position-and-space-mode="label-alignment">
          <style:list-level-label-alignment text:label-followed-by="listtab" fo:text-indent="-0.2602in" fo:margin-left="0.5209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010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10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010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102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0102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102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0102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3" style:num-suffix=")" style:num-format="a">
        <style:list-level-properties text:list-level-position-and-space-mode="label-alignment">
          <style:list-level-label-alignment text:label-followed-by="listtab" fo:text-indent="-0.2602in" fo:margin-left="0.5209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010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10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010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102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0102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102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0102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3" style:num-suffix=")" style:num-format="a">
        <style:list-level-properties text:list-level-position-and-space-mode="label-alignment">
          <style:list-level-label-alignment text:label-followed-by="listtab" fo:text-indent="-0.2602in" fo:margin-left="0.5209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010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10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010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102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0102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102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0102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4" style:num-suffix="."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4"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4" style:num-suffix="." style:num-format="i" text:display-levels="5">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4"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4" style:num-suffix="." style:num-format="i" text:display-levels="8">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3" style:num-suffix=")" style:num-format="a">
        <style:list-level-properties text:list-level-position-and-space-mode="label-alignment">
          <style:list-level-label-alignment text:label-followed-by="listtab" fo:text-indent="-0.2602in" fo:margin-left="0.5209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010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10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010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102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0102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102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0102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9374in" fo:margin-bottom="1in" fo:margin-left="1.0425in" fo:margin-right="0.8752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nak Rajani</meta:initial-creator>
    <dc:creator>Davey  Caviness</dc:creator>
    <meta:editing-cycles>15</meta:editing-cycles>
    <meta:creation-date>2020-06-12T22:32:00</meta:creation-date>
    <dc:date>2022-02-20T03:45:10.72</dc:date>
    <meta:editing-duration>PT3H54M43S</meta:editing-duration>
    <meta:generator>OpenOffice/4.1.10$Win32 OpenOffice.org_project/4110m2$Build-9807</meta:generator>
    <meta:document-statistic meta:table-count="0" meta:image-count="0" meta:object-count="0" meta:page-count="4" meta:paragraph-count="86" meta:word-count="767" meta:character-count="533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